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40%" fo:widows="1"/>
    </style:style>
    <style:style style:name="P2" style:family="paragraph" style:parent-style-name="Text_20_body">
      <style:paragraph-properties fo:margin-left="0cm" fo:margin-right="0cm" fo:line-height="140%" fo:widows="1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40%" fo:widows="1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line-height="140%" fo:widows="1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style:contextual-spacing="false" fo:line-height="140%" fo:widows="1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line-height="140%" fo:widows="1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line-height="140%" fo:widows="1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line-height="140%" fo:widows="1" fo:text-indent="0cm" style:auto-text-indent="false" fo:padding="0cm" fo:border="none"/>
    </style:style>
    <style:style style:name="P9" style:family="paragraph" style:parent-style-name="Heading_20_3">
      <style:text-properties fo:font-variant="normal" fo:text-transform="none" fo:color="#222222" style:font-name="Arial" fo:font-size="16.5pt" fo:letter-spacing="normal" fo:font-style="normal" fo:font-weight="normal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La Contingencia..</text:h>
      <text:section text:style-name="Sect1" text:name="post-body-1716316738276482599">
        <text:p text:style-name="P2"><text:span text:style-name="T1">La palabra </text:span><text:span text:style-name="Strong_20_Emphasis"><text:span text:style-name="T1">Contingencia</text:span></text:span><text:span text:style-name="T1">, generalmente se le asocia con un porcentaje de sobrecostos que aplica el sponsor del proyecto con el fin de proteger al proyecto por posibles riesgos no identificados.<text:line-break/><text:line-break/>En la tercera edición del La Guia para el PMBOK(r), se usa la palabra contingencia para describir otro tipo de reserva, por lo que pasaremos a aclarar conceptos.<text:line-break/><text:line-break/>Los proyectos tienen dos tipos de entregables:</text:span></text:p>
        <text:list xml:id="list8594269559947713455" text:style-name="L1">
          <text:list-item>
            <text:p text:style-name="P3">El producto, servicio o resultado que se producirá como resultado del proyecto.</text:p>
          </text:list-item>
          <text:list-item>
            <text:p text:style-name="P6">Los entregables requeridos para gestionar el proyecto (informes de avance parciales, informes finales, registros del aseguramiento y control de calidad, etc).</text:p>
          </text:list-item>
        </text:list>
        <text:p text:style-name="P1"><text:span text:style-name="T1"><text:line-break/>Cuando los miembros del equipo del proyecto preparan los estimados de los costos de los entregables del proyecto y de las actividades del proyecto, por lo general incluyen un plazo o un costo de protección. Este plazo o costo se denomina </text:span><text:span text:style-name="Strong_20_Emphasis"><text:span text:style-name="T1">Reserva de Contingencia</text:span></text:span><text:span text:style-name="T1">.  Esta reserva de contingencia forma parte de la línea base de los costos. Es decir, el gerente de proyectos y su equipo son responsables del cumplimiento de dichos costos.<text:line-break/><text:line-break/>Asimismo, cuando el equipo del proyecto prepara un plan de respuestas a los riesgos, define cuatro tipos de respuestas (para riesgos):</text:span></text:p>
        <text:list xml:id="list7639935437798753090" text:style-name="L2">
          <text:list-item>
            <text:p text:style-name="P4">Evitar (o eliminar)</text:p>
          </text:list-item>
          <text:list-item>
            <text:p text:style-name="P4">Minimizar o mitigar</text:p>
          </text:list-item>
          <text:list-item>
            <text:p text:style-name="P4">Transferir, y</text:p>
          </text:list-item>
          <text:list-item>
            <text:p text:style-name="P8"><text:span text:style-name="T1">Aceptar. Aceptar tiene a su vez dos variantes: </text:span><text:span text:style-name="Emphasis"><text:span text:style-name="T1">a)La aceptacion pasiva</text:span></text:span><text:span text:style-name="T1">, en la que simplemente se acepta que un riesgo pueda ocurrir, y </text:span><text:span text:style-name="Emphasis"><text:span text:style-name="T1">b)La Aceptación activa</text:span></text:span><text:span text:style-name="T1">, también conocida como </text:span><text:span text:style-name="Strong_20_Emphasis"><text:span text:style-name="T1">Plan de Contingencia</text:span></text:span><text:span text:style-name="T1">, que son las actividades definidas para ejecutarse en caso un riesgo incrementara peligrosamente su probabilidad de ocurrencia o su impacto llegando a tener una importancia para el proyecto. En ese momento de ejecutaría el </text:span><text:span text:style-name="Strong_20_Emphasis"><text:span text:style-name="T1">Plan de Contingencia</text:span></text:span><text:span text:style-name="T1">.  El estimado de los costos de las actividades de los posibles Planes de Contingencia, NO forman parte de la </text:span><text:span text:style-name="T2">línea de base de los costos</text:span><text:span text:style-name="T1">. (Aclaración.. En la Tercera Edición de la Guía para el PMBOK, las reservas de contingencia SI formaban parte de la Línea Base de Costos).</text:span></text:p>
          </text:list-item>
        </text:list>
        <text:p text:style-name="P1"><text:span text:style-name="T1"><text:line-break/>Entonces podríamos decir que el costo total del proyecto está dado por los costos de los entregables (ya sea del producto, servicio o resultado, o los entregables de la gestión), más las</text:span><text:span text:style-name="Strong_20_Emphasis"><text:span text:style-name="T1">Reservas de Contingencia, más el costo del Plan de Contingencia.</text:span></text:span><text:span text:style-name="T1">  Este costo es el costo al que se compromete el Gerente del Proyecto.<text:line-break/><text:line-break/>Ahora, el Sponsor del proyecto recibe dicho costo, preparado por el equipo del proyecto, y analiza diversos temas como:</text:span></text:p>
        <text:list xml:id="list6994746705187283457" text:style-name="L3">
          <text:list-item>
            <text:p text:style-name="P5">Experiencia del equipo que preparó el presupuesto.</text:p>
          </text:list-item>
          <text:list-item>
            <text:p text:style-name="P5">Experiencia del equipo de ejecutará el proyecto.</text:p>
          </text:list-item>
          <text:list-item>
            <text:p text:style-name="P7">Situación del entorno de la organización o del país.</text:p>
          </text:list-item>
        </text:list>
        <text:p text:style-name="P1"><text:span text:style-name="T1"><text:line-break/>Dicho análisis genera en el patrocinador (o sponsor) una percepción de la incertidumbre que todavía podría </text:span><text:soft-page-break/><text:span text:style-name="T1">existir, es decir, de aquellos riesgos que se intuye que el equipo del proyecto no ha identificado y plasmado en los planes de respuesta a los riesgos. Esta percepción de incertidumbre la convierte en una protección (que en nuestro país se denomina "</text:span><text:span text:style-name="Emphasis"><text:span text:style-name="T1">La Contingencia</text:span></text:span><text:span text:style-name="T1">"), que la Guía para el PMBOK(r) denomina la </text:span><text:span text:style-name="Strong_20_Emphasis"><text:span text:style-name="T1">Reserva de Gestión</text:span></text:span><text:span text:style-name="T1"> (Management Reserve).<text:line-break/><text:line-break/>La palabra </text:span><text:span text:style-name="Emphasis"><text:span text:style-name="T1">Gestión</text:span></text:span><text:span text:style-name="T1"> en el término </text:span><text:span text:style-name="Strong_20_Emphasis"><text:span text:style-name="T1">Reserva de </text:span></text:span><text:span text:style-name="Strong_20_Emphasis"><text:span text:style-name="Emphasis"><text:span text:style-name="T1">Gestión</text:span></text:span></text:span><text:span text:style-name="T1">, hace pensar que dicha reserva la aplica el Gerente del Proyecto, cuando en realidad es de responsabilidad del patrocinador del proyecto.<text:line-break/><text:line-break/>El costo de la Reserva de Gestión NO forma parte de la línea de base de costos del proyecto, pero SI forma parte del presupuesto total del proyecto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01:54:39.851344222</meta:creation-date>
    <dc:date>2015-06-08T01:56:25.488506135</dc:date>
    <meta:editing-duration>P0D</meta:editing-duration>
    <meta:editing-cycles>1</meta:editing-cycles>
    <meta:document-statistic meta:table-count="0" meta:image-count="0" meta:object-count="0" meta:page-count="2" meta:paragraph-count="14" meta:word-count="556" meta:character-count="3399" meta:non-whitespace-character-count="2854"/>
    <meta:generator>LibreOffice/4.2.8.2$Linux_X86_64 LibreOffice_project/420m0$Build-2</meta:generator>
  </office:meta>
</office:document-meta>
</file>